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Calibri" svg:font-family="Calibri" style:font-family-generic="swiss" style:font-pitch="variable"/>
    <style:font-face style:name="Cascadia Code PL" svg:font-family="'Cascadia Code PL'" style:font-family-generic="modern" style:font-pitch="variable"/>
    <style:font-face style:name="Cascadia Mono" svg:font-family="'Cascadia Mono'" style:font-family-generic="modern" style:font-pitch="fixed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695bf" officeooo:paragraph-rsid="001695b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78f30" officeooo:paragraph-rsid="00178f3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9ff4" officeooo:paragraph-rsid="00189ff4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Modelowanie Nierelacyjnych Baz Danych</text:p>
      <text:p text:style-name="P4">Projekt zaliczeniow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0"/></text:p>
      <text:p text:style-name="P5">Patryk Kuszneruk, IV rok Informatyki, spec. ISI</text:p>
      <text:p text:style-name="P5">Wydział Nauk Ścisłych i Technicznych</text:p>
      <text:p text:style-name="P5">Uniwersytet Śląski</text:p>
      <text:p text:style-name="Standard"><text:s text:c="100"/></text:p>
      <text:p text:style-name="Standard"><text:s text:c="42"/></text:p>
      <text:p text:style-name="P2"/>
      <text:p text:style-name="P2"/>
      <text:p text:style-name="P2"/>
      <text:p text:style-name="P2"/>
      <text:p text:style-name="P2"><text:soft-page-break/></text:p>
      <text:p text:style-name="P1"/>
      <text:p text:style-name="Standard"/>
      <text:p text:style-name="Standard"/>
      <text:p text:style-name="Standard"/>
      <text:p text:style-name="P1"><text:s text:c="8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Calibri" svg:font-family="Calibri" style:font-family-generic="swiss" style:font-pitch="variable"/>
    <style:font-face style:name="Cascadia Code PL" svg:font-family="'Cascadia Code PL'" style:font-family-generic="modern" style:font-pitch="variable"/>
    <style:font-face style:name="Cascadia Mono" svg:font-family="'Cascadia Mono'" style:font-family-generic="modern" style:font-pitch="fixed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4T18:55:41.128000000</dc:date>
    <meta:editing-duration>PT4M14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9" meta:word-count="20" meta:character-count="422" meta:non-whitespace-character-count="143"/>
  </office:meta>
</office:document-meta>
</file>